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000000009C4000006749A18F9B5E5CE05B9.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top="0.1665in" fo:margin-bottom="0.1665in" loext:contextual-spacing="false" fo:line-height="100%"/>
      <style:text-properties fo:font-size="12pt" style:font-size-asian="12pt" style:font-size-complex="12pt"/>
    </style:style>
    <style:style style:name="P5" style:family="paragraph" style:parent-style-name="Standard" style:master-page-name="Converted3">
      <style:paragraph-properties fo:margin-top="0.1665in" fo:margin-bottom="0.1665in" loext:contextual-spacing="false" fo:line-height="100%" style:page-number="1"/>
    </style:style>
    <style:style style:name="P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42"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43"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44" style:family="paragraph" style:parent-style-name="Standard" style:list-style-name="WWNum12">
      <style:paragraph-properties fo:margin-left="1in" fo:margin-right="0in" fo:margin-top="0in" fo:margin-bottom="0.1665in" loext:contextual-spacing="false" fo:line-height="100%" fo:text-indent="-0.25in" style:auto-text-indent="false"/>
    </style:style>
    <style:style style:name="P45"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6"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47"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48"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49"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0"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51"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52"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53"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54"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5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56"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57"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58" style:family="paragraph" style:parent-style-name="Standard" style:list-style-name="WWNum15">
      <style:paragraph-properties fo:margin-left="1.5in" fo:margin-right="0in" fo:margin-top="0in" fo:margin-bottom="0in" loext:contextual-spacing="false" fo:line-height="100%" fo:text-indent="-0.25in" style:auto-text-indent="false"/>
    </style:style>
    <style:style style:name="P59" style:family="paragraph" style:parent-style-name="Standard" style:list-style-name="WWNum11">
      <style:paragraph-properties fo:margin-left="1.5in" fo:margin-right="0in" fo:margin-top="0in" fo:margin-bottom="0in" loext:contextual-spacing="false" fo:line-height="100%" fo:text-indent="-0.25in" style:auto-text-indent="false"/>
    </style:style>
    <style:style style:name="P60" style:family="paragraph" style:parent-style-name="Standard" style:list-style-name="WWNum10">
      <style:paragraph-properties fo:margin-left="1.5in" fo:margin-right="0in" fo:margin-top="0in" fo:margin-bottom="0in" loext:contextual-spacing="false" fo:line-height="100%" fo:text-indent="-0.25in" style:auto-text-indent="false"/>
    </style:style>
    <style:style style:name="P61"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62" style:family="paragraph" style:parent-style-name="Standard" style:list-style-name="WWNum15">
      <style:paragraph-properties fo:margin-left="1.5in" fo:margin-right="0in" fo:margin-top="0in" fo:margin-bottom="0.1665in" loext:contextual-spacing="false" fo:line-height="100%" fo:text-indent="-0.25in" style:auto-text-indent="false"/>
    </style:style>
    <style:style style:name="P63" style:family="paragraph" style:parent-style-name="Standard" style:list-style-name="WWNum11">
      <style:paragraph-properties fo:margin-left="1.5in" fo:margin-right="0in" fo:margin-top="0in" fo:margin-bottom="0.1665in" loext:contextual-spacing="false" fo:line-height="100%" fo:text-indent="-0.25in" style:auto-text-indent="false"/>
    </style:style>
    <style:style style:name="P64" style:family="paragraph" style:parent-style-name="Standard" style:list-style-name="WWNum8">
      <style:paragraph-properties fo:margin-left="1.5in" fo:margin-right="0in" fo:margin-top="0in" fo:margin-bottom="0.1665in" loext:contextual-spacing="false" fo:line-height="100%" fo:text-indent="-0.25in" style:auto-text-indent="false"/>
    </style:style>
    <style:style style:name="P65" style:family="paragraph" style:parent-style-name="Standard">
      <style:paragraph-properties fo:margin-left="0.4165in" fo:margin-right="0.4165in" fo:margin-top="0.1665in" fo:margin-bottom="0.1665in" loext:contextual-spacing="false" fo:line-height="100%" fo:text-indent="0in" style:auto-text-indent="false"/>
    </style:style>
    <style:style style:name="P6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list-style-name="WWNum8">
      <style:paragraph-properties fo:margin-left="2in" fo:margin-right="0in" fo:margin-top="0in" fo:margin-bottom="0in" loext:contextual-spacing="false" fo:line-height="100%" fo:text-indent="-0.25in" style:auto-text-indent="false"/>
    </style:style>
    <style:style style:name="P68" style:family="paragraph" style:parent-style-name="Heading_20_1">
      <style:paragraph-properties fo:margin-top="0.3335in" fo:margin-bottom="0.0835in" loext:contextual-spacing="false" fo:line-height="100%" fo:text-align="center" style:justify-single-word="false" fo:keep-together="auto" fo:keep-with-next="auto"/>
    </style:style>
    <style:style style:name="P69" style:family="paragraph" style:parent-style-name="Heading_20_1">
      <style:paragraph-properties fo:margin-top="0.3335in" fo:margin-bottom="0.0835in" loext:contextual-spacing="false" fo:line-height="100%" fo:keep-together="auto" fo:keep-with-next="auto"/>
    </style:style>
    <style:style style:name="P70" style:family="paragraph" style:parent-style-name="Heading_20_1" style:master-page-name="Converted1">
      <style:paragraph-properties fo:margin-top="0.3335in" fo:margin-bottom="0.0835in" loext:contextual-spacing="false" fo:line-height="100%" fo:text-align="center" style:justify-single-word="false" fo:keep-together="auto" style:page-number="1" fo:keep-with-next="auto"/>
    </style:style>
    <style:style style:name="P71" style:family="paragraph" style:parent-style-name="Heading_20_2">
      <style:paragraph-properties fo:margin-top="0.25in" fo:margin-bottom="0.0555in" loext:contextual-spacing="false" fo:line-height="100%" fo:keep-together="auto" fo:keep-with-next="auto"/>
    </style:style>
    <style:style style:name="P72" style:family="paragraph" style:parent-style-name="Heading_20_3">
      <style:paragraph-properties fo:margin-top="0.1945in" fo:margin-bottom="0.0555in" loext:contextual-spacing="false" fo:line-height="100%" fo:keep-together="auto" fo:keep-with-next="auto"/>
    </style:style>
    <style:style style:name="P73" style:family="paragraph" style:parent-style-name="Heading_20_3">
      <style:paragraph-properties fo:keep-together="auto" fo:keep-with-next="auto"/>
      <style:text-properties fo:font-size="12pt" style:font-size-asian="12pt" style:font-size-complex="12pt"/>
    </style:style>
    <style:style style:name="P74" style:family="paragraph" style:parent-style-name="Heading_20_3">
      <style:paragraph-properties fo:keep-together="auto" fo:keep-with-next="auto"/>
    </style:style>
    <style:style style:name="P75" style:family="paragraph" style:parent-style-name="Heading_20_4">
      <style:paragraph-properties fo:margin-top="0.1665in" fo:margin-bottom="0.028in" loext:contextual-spacing="false" fo:line-height="100%" fo:keep-together="auto" fo:keep-with-next="auto"/>
    </style:style>
    <style:style style:name="P76" style:family="paragraph" style:parent-style-name="Title"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77" style:family="paragraph" style:parent-style-name="Title" style:master-page-name="Converted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78"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size="21pt" fo:font-weight="bold" style:font-size-asian="21pt" style:font-weight-asian="bold" style:font-size-complex="21pt" style:font-weight-complex="bold"/>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color="#000000" fo:font-size="11pt" style:font-size-asian="11pt" style:font-size-complex="11pt"/>
    </style:style>
    <style:style style:name="T9" style:family="text">
      <style:text-properties fo:color="#000000" fo:font-size="11pt" fo:font-weight="bold" style:font-size-asian="11pt" style:font-weight-asian="bold" style:font-size-complex="11pt" style:font-weight-complex="bold"/>
    </style:style>
    <style:style style:name="T10" style:family="text">
      <style:text-properties fo:color="#000000" fo:font-size="13pt" fo:font-weight="bold" style:font-size-asian="13pt" style:font-weight-asian="bold" style:font-size-complex="13pt" style:font-weight-complex="bold"/>
    </style:style>
    <style:style style:name="T11" style:family="text">
      <style:text-properties fo:font-size="23pt" fo:font-weight="bold" style:font-size-asian="23pt" style:font-weight-asian="bold" style:font-size-complex="23pt" style:font-weight-complex="bold"/>
    </style:style>
    <style:style style:name="T12" style:family="text">
      <style:text-properties fo:font-size="9pt" style:font-size-asian="9pt" style:font-size-complex="9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34mpfnz9m6bg"/><text:span text:style-name="T1">Requirements</text:span></text:p>
      <text:p text:style-name="P70"><text:bookmark text:name="_a362zsfgfx5o"/><text:span text:style-name="T3">CoreWeave Logistics</text:span></text:p>
      <text:p text:style-name="P68"><text:bookmark text:name="_jwqc9ke3g6ux"/><text:span text:style-name="T3">Standard Packing Slip, Packing List &amp; Commercial Invoice Requirements</text:span></text:p>
      <text:p text:style-name="P3"><text:span text:style-name="T4">As part of CoreWeave’s logistics and compliance requirements, all vendors must </text:span></text:p>
      <text:p text:style-name="P3"><text:span text:style-name="T4">provide complete and accurate packing slip, packing list, and (for international shipments) commercial invoice information once goods are fully packed and staged for transport.</text:span></text:p>
      <text:p text:style-name="P3"><text:span text:style-name="T4">These details are mandatory for shipment approval and are required to enable accurate carrier selection, freight booking, delivery scheduling, and (where applicable) customs clearance.</text:span></text:p>
      <text:p text:style-name="P2"><draw:rect text:anchor-type="as-char" style:rel-width="100%" draw:z-index="9" draw:style-name="gr1" draw:text-style-name="P78" svg:width="0.0012in" svg:height="0.0213in"><text:p/></draw:rect></text:p>
      <text:p text:style-name="P71"><text:bookmark text:name="_y8zu1cu659ki"/><text:span text:style-name="T7">1. Mandatory Packing Slip Content</text:span></text:p>
      <text:p text:style-name="P2"><text:span text:style-name="T4">Every shipment to CoreWeave must include a printed, legible packing slip that is placed inside one carton and, where possible, also attached to the outside of the master carton.</text:span></text:p>
      <text:p text:style-name="P2"><text:span text:style-name="T4">At a minimum, the packing slip must contain:</text:span></text:p>
      <text:p text:style-name="P72"><text:bookmark text:name="_l5igvq352kbq"/><text:span text:style-name="T8">1.1 Shipment-Level Information</text:span></text:p>
      <text:list xml:id="list2943176700" text:style-name="WWNum6">
        <text:list-item>
          <text:p text:style-name="P6"><text:span text:style-name="T4">CoreWeave PO Number</text:span></text:p>
          <text:list>
            <text:list-item>
              <text:p text:style-name="P41"><text:span text:style-name="T4">If the shipment covers multiple CoreWeave POs, clearly list each PO number and group all line items under the corresponding PO.</text:span></text:p>
            </text:list-item>
          </text:list>
        </text:list-item>
      </text:list>
      <text:p text:style-name="P72"><text:bookmark text:name="_ihqup8nj0gl8"/><text:span text:style-name="T8">1.2 Line-Item Information (for each SKU shipped)</text:span></text:p>
      <text:p text:style-name="P2"><text:span text:style-name="T4">For each item shipped, the packing slip must list:</text:span></text:p>
      <text:list xml:id="list1259945065" text:style-name="WWNum9">
        <text:list-item>
          <text:p text:style-name="P7"><text:span text:style-name="T4">CoreWeave Friendly SKU </text:span></text:p>
          <text:list>
            <text:list-item>
              <text:p text:style-name="P48"><text:span text:style-name="T4">( Use the CoreWeave SKU exactly as shown on the PO.)</text:span></text:p>
            </text:list-item>
          </text:list>
        </text:list-item>
        <text:list-item>
          <text:p text:style-name="P22"><text:span text:style-name="T4">Manufacturer’s Part Number (MPN) </text:span><text:span text:style-name="T5">(if applicable) </text:span></text:p>
          <text:list>
            <text:list-item>
              <text:p text:style-name="P48"><text:span text:style-name="T4">If there is no MPN, clearly indicate “N/A”.</text:span></text:p>
            </text:list-item>
          </text:list>
        </text:list-item>
        <text:list-item>
          <text:p text:style-name="P22"><text:span text:style-name="T4">Quantity Shipped : </text:span></text:p>
          <text:list>
            <text:list-item>
              <text:p text:style-name="P48"><text:span text:style-name="T4">Quantity shipped per CoreWeave Friendly SKU per PO.</text:span></text:p>
            </text:list-item>
          </text:list>
        </text:list-item>
        <text:list-item>
          <text:p text:style-name="P22"><text:span text:style-name="T6">Serial Number(s) Associated with the CoreWeave Friendly SKU (if applicable)</text:span></text:p>
          <text:list>
            <text:list-item>
              <text:p text:style-name="P48"><text:soft-page-break/><text:span text:style-name="T4">List all serial numbers shipped for that SKU.</text:span></text:p>
            </text:list-item>
            <text:list-item>
              <text:p text:style-name="P48"><text:span text:style-name="T4">Serial numbers may be provided in one of the following ways: · Included directly on the packing slip, or</text:span></text:p>
            </text:list-item>
            <text:list-item>
              <text:p text:style-name="P48"><text:span text:style-name="T4">Provided on an attached serial number list that clearly references:</text:span></text:p>
            </text:list-item>
            <text:list-item>
              <text:p text:style-name="P48"><text:span text:style-name="T4">CoreWeave PO Number</text:span></text:p>
            </text:list-item>
            <text:list-item>
              <text:p text:style-name="P48"><text:span text:style-name="T4">CoreWeave Friendly SKU</text:span></text:p>
            </text:list-item>
            <text:list-item>
              <text:p text:style-name="P48"><text:span text:style-name="T4">Manufacturer’s Part Number, or</text:span></text:p>
            </text:list-item>
            <text:list-item>
              <text:p text:style-name="P48"><text:span text:style-name="T6">For single‑SKU freight pallets only:</text:span><text:span text:style-name="T4"> encoded in a 2D barcode label applied to the pallet, provided that: · The 2D barcode meets the Pallet Identification &amp; 2D Barcode Requirements in Section 4 of this document; and</text:span></text:p>
            </text:list-item>
            <text:list-item>
              <text:p text:style-name="P42"><text:span text:style-name="T4">The packing slip / packing list clearly references the </text:span><text:span text:style-name="T6">Pallet ID</text:span><text:span text:style-name="T4"> associated with each set of serial numbers.</text:span></text:p>
            </text:list-item>
          </text:list>
        </text:list-item>
      </text:list>
      <text:p text:style-name="P2"><text:span text:style-name="T4">Shipments missing any of the above information may be delayed in receiving and put-away while CoreWeave reconciles the data.</text:span></text:p>
      <text:p text:style-name="P2"><draw:rect text:anchor-type="as-char" style:rel-width="100%" draw:z-index="10" draw:style-name="gr1" draw:text-style-name="P78" svg:width="0.0012in" svg:height="0.0213in"><text:p/></draw:rect></text:p>
      <text:p text:style-name="P71"><text:bookmark text:name="_qm02ljter57d"/><text:span text:style-name="T7">2. Packed Dimensions &amp; Weight Requirements (Packing List)</text:span></text:p>
      <text:p text:style-name="P2"><text:span text:style-name="T4">In addition to the packing slip content above, vendors must provide accurate packed dimensions and weights for the shipment as tendered to the carrier.</text:span></text:p>
      <text:p text:style-name="P2"><text:span text:style-name="T4">The packing list must include:</text:span></text:p>
      <text:list xml:id="list3622433219" text:style-name="WWNum1">
        <text:list-item>
          <text:p text:style-name="P8"><text:span text:style-name="T4">Packed dimensions</text:span></text:p>
          <text:list>
            <text:list-item>
              <text:p text:style-name="P49"><text:span text:style-name="T4">Length × Width × Height for each packed unit</text:span></text:p>
            </text:list-item>
            <text:list-item>
              <text:p text:style-name="P49"><text:span text:style-name="T4">Units may be in inches or centimeters.</text:span></text:p>
            </text:list-item>
          </text:list>
        </text:list-item>
        <text:list-item>
          <text:p text:style-name="P23"><text:span text:style-name="T4">Packed weight</text:span></text:p>
          <text:list>
            <text:list-item>
              <text:p text:style-name="P49"><text:span text:style-name="T4">Net shipping weight for each packed unit</text:span></text:p>
            </text:list-item>
            <text:list-item>
              <text:p text:style-name="P43"><text:span text:style-name="T4">Units may be in pounds or kilograms.</text:span></text:p>
            </text:list-item>
          </text:list>
        </text:list-item>
      </text:list>
      <text:p text:style-name="P2"><text:span text:style-name="T4">The above packed dimensions and weights must meet the following standards:</text:span></text:p>
      <text:list xml:id="list693103001" text:style-name="WWNum15">
        <text:list-item>
          <text:p text:style-name="P9"><text:span text:style-name="T4">Include all packaging materials</text:span></text:p>
          <text:list>
            <text:list-item>
              <text:p text:style-name="P50"><text:soft-page-break/><text:span text:style-name="T4">Measurements must reflect the item as shipped, including:</text:span></text:p>
              <text:list>
                <text:list-item>
                  <text:p text:style-name="P58"><text:span text:style-name="T4">Boxes and cartons</text:span></text:p>
                </text:list-item>
                <text:list-item>
                  <text:p text:style-name="P58"><text:span text:style-name="T4">Crates and protective foams</text:span></text:p>
                </text:list-item>
                <text:list-item>
                  <text:p text:style-name="P58"><text:span text:style-name="T4">Pallets and any outer containers</text:span></text:p>
                </text:list-item>
              </text:list>
            </text:list-item>
          </text:list>
        </text:list-item>
        <text:list-item>
          <text:p text:style-name="P24"><text:span text:style-name="T4">Match the final shipment configuration</text:span></text:p>
          <text:list>
            <text:list-item>
              <text:p text:style-name="P50"><text:span text:style-name="T4">Data must match how the freight is actually tendered (e.g., single cartons vs. palletized loads, mixed pallets, etc.).</text:span></text:p>
            </text:list-item>
          </text:list>
        </text:list-item>
        <text:list-item>
          <text:p text:style-name="P24"><text:span text:style-name="T4">Mixed or multiple units</text:span></text:p>
          <text:list>
            <text:list-item>
              <text:p text:style-name="P50"><text:span text:style-name="T4">If there are multiple items, mixed pallets, or different pack configurations, specify the packed dimensions and weight for each distinct unit or shipment grouping (e.g., each carton, each pallet, each crate).</text:span></text:p>
            </text:list-item>
          </text:list>
        </text:list-item>
        <text:list-item>
          <text:p text:style-name="P24"><text:span text:style-name="T4">Format &amp; submission</text:span></text:p>
          <text:list>
            <text:list-item>
              <text:p text:style-name="P50"><text:span text:style-name="T4">Provide this information as part of the official packing list attached to the shipment documentation.</text:span></text:p>
            </text:list-item>
            <text:list-item>
              <text:p text:style-name="P50"><text:span text:style-name="T4">Share the completed packing list with CoreWeave prior to dispatch and transport scheduling.</text:span></text:p>
            </text:list-item>
          </text:list>
        </text:list-item>
        <text:list-item>
          <text:p text:style-name="P24"><text:span text:style-name="T4">Discrepancies</text:span></text:p>
          <text:list>
            <text:list-item>
              <text:p text:style-name="P50"><text:span text:style-name="T4">Any discrepancies between product net specifications and actual packed shipping details must be:</text:span></text:p>
              <text:list>
                <text:list-item>
                  <text:p text:style-name="P58"><text:span text:style-name="T4">Identified and flagged immediately, and</text:span></text:p>
                </text:list-item>
                <text:list-item>
                  <text:p text:style-name="P62"><text:span text:style-name="T4">Resolved with CoreWeave before pickup is scheduled.</text:span></text:p>
                </text:list-item>
              </text:list>
            </text:list-item>
          </text:list>
        </text:list-item>
      </text:list>
      <text:p text:style-name="P2"><draw:rect text:anchor-type="as-char" style:rel-width="100%" draw:z-index="11" draw:style-name="gr1" draw:text-style-name="P78" svg:width="0.0012in" svg:height="0.0213in"><text:p/></draw:rect></text:p>
      <text:p text:style-name="P71"><text:bookmark text:name="_4utao3x3c5h4"/><text:span text:style-name="T7">3. Commercial Invoice Requirements for International Shipments</text:span></text:p>
      <text:p text:style-name="P2"><text:span text:style-name="T4">For all international, cross-border shipments (including returns, RMAs, and no-charge replacements), vendors must provide a commercial invoice in addition to the packing slip and packing list.</text:span></text:p>
      <text:p text:style-name="P2"><text:span text:style-name="T4">The commercial invoice must include, at minimum:</text:span></text:p>
      <text:list xml:id="list3845160412" text:style-name="WWNum12">
        <text:list-item>
          <text:p text:style-name="P10"><text:span text:style-name="T4">Exporter / Shipper details</text:span></text:p>
          <text:list>
            <text:list-item>
              <text:p text:style-name="P51"><text:span text:style-name="T4">Full legal name, address, and contact information.</text:span></text:p>
            </text:list-item>
          </text:list>
        </text:list-item>
        <text:list-item>
          <text:p text:style-name="P25"><text:soft-page-break/><text:span text:style-name="T4">Consignee and delivery details</text:span></text:p>
          <text:list>
            <text:list-item>
              <text:p text:style-name="P51"><text:span text:style-name="T4">CoreWeave legal entity, delivery address, and contact (as provided on the PO or shipping instructions).</text:span></text:p>
            </text:list-item>
          </text:list>
        </text:list-item>
        <text:list-item>
          <text:p text:style-name="P25"><text:span text:style-name="T4">CoreWeave PO Number(s)</text:span></text:p>
          <text:list>
            <text:list-item>
              <text:p text:style-name="P51"><text:span text:style-name="T4">Reference all relevant CoreWeave POs and align line items to the PO where applicable.</text:span></text:p>
            </text:list-item>
          </text:list>
        </text:list-item>
        <text:list-item>
          <text:p text:style-name="P25"><text:span text:style-name="T4">Invoice number and date</text:span></text:p>
        </text:list-item>
        <text:list-item>
          <text:p text:style-name="P25"><text:span text:style-name="T4">Currency of transaction</text:span></text:p>
        </text:list-item>
        <text:list-item>
          <text:p text:style-name="P25"><text:span text:style-name="T4">Incoterms and place</text:span></text:p>
          <text:list>
            <text:list-item>
              <text:p text:style-name="P51"><text:span text:style-name="T4">For example: DAP Schertz, TX, USA – Incoterms 2020.</text:span></text:p>
            </text:list-item>
          </text:list>
        </text:list-item>
        <text:list-item>
          <text:p text:style-name="P25"><text:span text:style-name="T4">Line-item level details for each product</text:span></text:p>
          <text:list>
            <text:list-item>
              <text:p text:style-name="P51"><text:span text:style-name="T4">CoreWeave Friendly SKU (if applicable)</text:span></text:p>
            </text:list-item>
            <text:list-item>
              <text:p text:style-name="P51"><text:span text:style-name="T4">Manufacturer’s Part Number (MPN)</text:span></text:p>
            </text:list-item>
            <text:list-item>
              <text:p text:style-name="P51"><text:span text:style-name="T4">Clear commercial description of goods in plain language</text:span></text:p>
            </text:list-item>
            <text:list-item>
              <text:p text:style-name="P51"><text:span text:style-name="T4">HS / tariff classification code (minimum 6‑digit level)</text:span></text:p>
            </text:list-item>
            <text:list-item>
              <text:p text:style-name="P51"><text:span text:style-name="T4">Country of origin of each item</text:span></text:p>
            </text:list-item>
            <text:list-item>
              <text:p text:style-name="P51"><text:span text:style-name="T4">Quantity and unit of measure</text:span></text:p>
            </text:list-item>
            <text:list-item>
              <text:p text:style-name="P51"><text:span text:style-name="T4">Unit price and extended line value</text:span></text:p>
            </text:list-item>
          </text:list>
        </text:list-item>
        <text:list-item>
          <text:p text:style-name="P25"><text:span text:style-name="T4">Total invoice value</text:span></text:p>
          <text:list>
            <text:list-item>
              <text:p text:style-name="P51"><text:span text:style-name="T4">Currency, subtotal, freight and insurance (if charged), and grand total.</text:span></text:p>
            </text:list-item>
          </text:list>
        </text:list-item>
        <text:list-item>
          <text:p text:style-name="P25"><text:span text:style-name="T4">Reason for export</text:span></text:p>
          <text:list>
            <text:list-item>
              <text:p text:style-name="P44"><text:span text:style-name="T4">For example: “Sale”, “Return for repair”, “RMA – no commercial value”, or “Warranty replacement – no charge”.</text:span></text:p>
            </text:list-item>
          </text:list>
        </text:list-item>
      </text:list>
      <text:p text:style-name="P2"><text:span text:style-name="T4">Additional handling requirements:</text:span></text:p>
      <text:list xml:id="list1979299387" text:style-name="WWNum13">
        <text:list-item>
          <text:p text:style-name="P11"><text:soft-page-break/><text:span text:style-name="T4">Provide the commercial invoice electronically to CoreWeave and/or the designated freight forwarder or customs broker prior to pickup, to enable customs pre‑clearance.</text:span></text:p>
        </text:list-item>
        <text:list-item>
          <text:p text:style-name="P26"><text:span text:style-name="T4">Include at least one physical copy of the commercial invoice in a document pouch on the outside of the lead carton or crate.</text:span></text:p>
        </text:list-item>
        <text:list-item>
          <text:p text:style-name="P35"><text:span text:style-name="T4">Ensure all values, quantities, and descriptions on the commercial invoice match the packing slip and packing list. Any differences must be resolved with CoreWeave before the shipment is dispatched.</text:span></text:p>
        </text:list-item>
      </text:list>
      <text:p text:style-name="P2"><draw:rect text:anchor-type="as-char" style:rel-width="100%" draw:z-index="12" draw:style-name="gr1" draw:text-style-name="P78" svg:width="0.0012in" svg:height="0.0213in"><text:p/></draw:rect></text:p>
      <text:p text:style-name="P69"><text:bookmark text:name="_9at62jrqjawf"/><text:span text:style-name="T7">4. Pallet Identification &amp; 2D Barcode Requirements</text:span></text:p>
      <text:p text:style-name="P2"><text:span text:style-name="T4">To improve inbound receiving accuracy, serial number capture, and traceability across multi‑pallet deliveries, CoreWeave requires standardized pallet identification and 2D barcode labeling for freight shipments.</text:span></text:p>
      <text:p text:style-name="Heading_20_3"><text:bookmark text:name="_s6dmkighb4p4"/><text:span text:style-name="T4">4.1 Scope</text:span></text:p>
      <text:list xml:id="list1495881884" text:style-name="WWNum14">
        <text:list-item>
          <text:p text:style-name="P12"><text:span text:style-name="T4">These requirements apply to all palletized freight shipments to any CoreWeave facility.</text:span></text:p>
        </text:list-item>
        <text:list-item>
          <text:p text:style-name="P27"><text:span text:style-name="T4">2D barcode labeling is mandatory for single‑SKU freight pallets.</text:span></text:p>
        </text:list-item>
        <text:list-item>
          <text:p text:style-name="P36"><text:span text:style-name="T4">Pallet identification (Pallet ID / pallet number) is mandatory for all multi‑pallet shipments, regardless of whether pallets are single‑SKU or mixed‑SKU.</text:span></text:p>
        </text:list-item>
      </text:list>
      <text:p text:style-name="P73"><text:bookmark text:name="_sn8421ahwgbk"/></text:p>
      <text:p text:style-name="P74"><text:bookmark text:name="_cgdfh1rbqnz1"/><text:span text:style-name="T4">4.2 Pallet Identification (Pallet ID / Pallet Number)</text:span></text:p>
      <text:list xml:id="list2902757524" text:style-name="WWNum5">
        <text:list-item>
          <text:p text:style-name="P13"><text:span text:style-name="T4">For all shipments that include more than one pallet: · The vendor must assign a </text:span><text:span text:style-name="T6">unique Pallet ID</text:span><text:span text:style-name="T4"> (pallet number) to each physical pallet in the shipment</text:span></text:p>
        </text:list-item>
        <text:list-item>
          <text:p text:style-name="P28"><text:span text:style-name="T4">The Pallet ID must be: · Unique within the shipment,<text:line-break/>Alphanumeric, and</text:span></text:p>
        </text:list-item>
        <text:list-item>
          <text:p text:style-name="P28"><text:span text:style-name="T4">Printed clearly on the pallet label in human‑readable text.<text:line-break/>The </text:span><text:span text:style-name="T6">packing list</text:span><text:span text:style-name="T4"> must: · List each Pallet ID, and</text:span></text:p>
        </text:list-item>
        <text:list-item>
          <text:p text:style-name="P28"><text:span text:style-name="T4">Show the SKUs and quantities associated with each Pallet ID (carton‑to‑pallet mapping where applicable).</text:span></text:p>
        </text:list-item>
        <text:list-item>
          <text:p text:style-name="P37"><text:span text:style-name="T4">For international shipments, Pallet IDs should also be visible to support reconciliation with the commercial invoice and packing list during customs clearance.</text:span></text:p>
        </text:list-item>
      </text:list>
      <text:p text:style-name="P74"><text:bookmark text:name="_bkofkvhxvzpq"/><text:span text:style-name="T4">4.3 2D Barcode Requirements for Single‑SKU Freight Pallets</text:span></text:p>
      <text:p text:style-name="P2"><text:span text:style-name="T4">For every </text:span><text:span text:style-name="T6">single‑SKU freight pallet</text:span><text:span text:style-name="T4">, the vendor must apply at least one 2D barcode label (e.g., QR Code or Data Matrix) that encodes, at minimum: · </text:span></text:p>
      <text:list xml:id="list995110462" text:style-name="WWNum7">
        <text:list-item>
          <text:p text:style-name="P14"><text:span text:style-name="T4">Pallet ID (pallet number)</text:span></text:p>
        </text:list-item>
        <text:list-item>
          <text:p text:style-name="P29"><text:span text:style-name="T4">CoreWeave PO Number</text:span></text:p>
        </text:list-item>
        <text:list-item>
          <text:p text:style-name="P29"><text:soft-page-break/><text:span text:style-name="T4">CoreWeave Friendly SKU (exactly as shown on the PO)</text:span></text:p>
        </text:list-item>
        <text:list-item>
          <text:p text:style-name="P29"><text:span text:style-name="T4">Manufacturer’s Part Number (MPN), or “N/A” if not applicable</text:span></text:p>
        </text:list-item>
        <text:list-item>
          <text:p text:style-name="P29"><text:span text:style-name="T4">Total quantity of the SKU on that pallet</text:span></text:p>
        </text:list-item>
        <text:list-item>
          <text:p text:style-name="P38"><text:span text:style-name="T6">All serial numbers</text:span><text:span text:style-name="T4"> for the units placed on that pallet</text:span></text:p>
        </text:list-item>
      </text:list>
      <text:p text:style-name="P2"><text:span text:style-name="T4">Additional requirements: </text:span></text:p>
      <text:p text:style-name="P2"><text:span text:style-name="T4">The 2D barcode must be scannable using standard handheld scanners commonly used in warehouse environments.</text:span></text:p>
      <text:list xml:id="list2972679514" text:style-name="WWNum3">
        <text:list-item>
          <text:p text:style-name="P15"><text:span text:style-name="T4">If character limits require, serial numbers may be encoded as a structured list or range, provided the encoding unambiguously maps each serial number to that pallet.<text:line-break/>· The human‑readable pallet label must include, at a minimum: </text:span></text:p>
          <text:list>
            <text:list-item>
              <text:p text:style-name="P52"><text:span text:style-name="T4">Pallet ID</text:span></text:p>
            </text:list-item>
            <text:list-item>
              <text:p text:style-name="P52"><text:span text:style-name="T4">CoreWeave PO Number</text:span></text:p>
            </text:list-item>
            <text:list-item>
              <text:p text:style-name="P52"><text:span text:style-name="T4">CoreWeave Friendly SKU</text:span></text:p>
            </text:list-item>
            <text:list-item>
              <text:p text:style-name="P45"><text:span text:style-name="T4">Quantity on pallet</text:span></text:p>
            </text:list-item>
          </text:list>
        </text:list-item>
      </text:list>
      <text:p text:style-name="P74"><text:bookmark text:name="_fpcf0jy3477m"/><text:span text:style-name="T4">4.4 Label Placement &amp; Quality</text:span></text:p>
      <text:p text:style-name="P2"><text:span text:style-name="T4">Place the pallet label (with human‑readable text and 2D barcode) on at least </text:span><text:span text:style-name="T6">two adjacent sides</text:span><text:span text:style-name="T4"> of the pallet, at a height that is easily scannable from ground level.<text:line-break/>Labels must be Securely affixed to the stretch‑wrap or outer packaging,Not obstructed by band-ing, corner boards, or other packaging materials, and Printed with sufficient contrast and resolution to ensure reliable scanning.</text:span></text:p>
      <text:p text:style-name="P74"><text:bookmark text:name="_7lehp5xcqegi"/><text:span text:style-name="T4">4.5 Alignment with Packing Slip and Packing List</text:span></text:p>
      <text:p text:style-name="P2"><text:span text:style-name="T4">Pallet IDs used on pallet labels must </text:span><text:span text:style-name="T6">match exactly</text:span><text:span text:style-name="T4"> the Pallet IDs listed on the packing slip and packing list. Where serial numbers are provided via 2D barcode for single‑SKU pallets, the packing slip or attached serial number list must: </text:span></text:p>
      <text:list xml:id="list2272139976" text:style-name="WWNum4">
        <text:list-item>
          <text:p text:style-name="P16"><text:span text:style-name="T4">Clearly reference the corresponding Pallet ID, and</text:span></text:p>
        </text:list-item>
        <text:list-item>
          <text:p text:style-name="P39"><text:span text:style-name="T4">Indicate that serial numbers for that pallet are encoded in the 2D barcode label</text:span></text:p>
        </text:list-item>
      </text:list>
      <text:p text:style-name="P2"><text:span text:style-name="T4">Shipments that do not meet these pallet identification and 2D barcode standards may experience delays in receiving and put‑away while CoreWeave reconciles data and manually captures serial numbers.</text:span></text:p>
      <text:p text:style-name="P72"><text:bookmark text:name="_9u2ji5winf7x"/><text:span text:style-name="T10">5. Unit &amp; Carton Labeling Requirements</text:span></text:p>
      <text:p text:style-name="P2"><text:span text:style-name="T4">To ensure accurate receiving, inventory control, and serial number capture, all vendors must apply standardized labels to each </text:span><text:span text:style-name="T6">unit</text:span><text:span text:style-name="T4">, </text:span><text:span text:style-name="T6">inner carton</text:span><text:span text:style-name="T4">, and </text:span><text:span text:style-name="T6">master carton</text:span><text:span text:style-name="T4"> shipped to CoreWeave (where applicable).</text:span></text:p>
      <text:p text:style-name="P75"><text:bookmark text:name="_3eay5dolary5"/><text:span text:style-name="T9">5.1 Required Human‑Readable Information</text:span></text:p>
      <text:p text:style-name="P2"><text:soft-page-break/><text:span text:style-name="T4">Each applicable label must, at minimum, include:</text:span></text:p>
      <text:list xml:id="list1512711349" text:style-name="WWNum11">
        <text:list-item>
          <text:p text:style-name="P17"><text:span text:style-name="T6">CoreWeave PO Number<text:line-break/></text:span></text:p>
          <text:list>
            <text:list-item>
              <text:p text:style-name="P53"><text:span text:style-name="T4">Use the PO number exactly as shown on the CoreWeave purchase order.</text:span></text:p>
            </text:list-item>
          </text:list>
        </text:list-item>
        <text:list-item>
          <text:p text:style-name="P30"><text:span text:style-name="T6">CoreWeave Friendly SKU<text:line-break/></text:span></text:p>
          <text:list>
            <text:list-item>
              <text:p text:style-name="P53"><text:span text:style-name="T4">Use the CoreWeave SKU exactly as shown on the PO.</text:span></text:p>
            </text:list-item>
          </text:list>
        </text:list-item>
        <text:list-item>
          <text:p text:style-name="P30"><text:span text:style-name="T6">Manufacturer’s Part Number (MPN)<text:line-break/></text:span></text:p>
          <text:list>
            <text:list-item>
              <text:p text:style-name="P53"><text:span text:style-name="T4">If no MPN exists, clearly print “N/A”.</text:span></text:p>
            </text:list-item>
          </text:list>
        </text:list-item>
        <text:list-item>
          <text:p text:style-name="P30"><text:span text:style-name="T6">Serial Number (SN)</text:span><text:span text:style-name="T4"> (where applicable)<text:line-break/></text:span></text:p>
          <text:list>
            <text:list-item>
              <text:p text:style-name="P53"><text:span text:style-name="T4">For serialized products, print the full serial number exactly as it appears in your internal system.</text:span></text:p>
            </text:list-item>
            <text:list-item>
              <text:p text:style-name="P53"><text:span text:style-name="T4">If multiple units are contained in a single carton, clearly indicate whether the printed serial number represents:</text:span></text:p>
              <text:list>
                <text:list-item>
                  <text:p text:style-name="P59"><text:span text:style-name="T4">A single unit within the carton, or</text:span></text:p>
                </text:list-item>
                <text:list-item>
                  <text:p text:style-name="P63"><text:span text:style-name="T4">A range / list of serial numbers included in that carton (if used).</text:span></text:p>
                </text:list-item>
              </text:list>
            </text:list-item>
          </text:list>
        </text:list-item>
      </text:list>
      <text:p text:style-name="P75"><text:bookmark text:name="_k12347nqla0w"/><text:span text:style-name="T9">5.2 Serial Number Barcode Requirements</text:span></text:p>
      <text:p text:style-name="P2"><text:span text:style-name="T4">For serialized products, the serial number must also be provided in barcode form on the unit and/or carton label:</text:span></text:p>
      <text:list xml:id="list3850444863" text:style-name="WWNum16">
        <text:list-item>
          <text:p text:style-name="P18"><text:span text:style-name="T6">Barcode type<text:line-break/></text:span></text:p>
          <text:list>
            <text:list-item>
              <text:p text:style-name="P54"><text:span text:style-name="T4">Preferred: </text:span><text:span text:style-name="T6">Code 128 (1D)</text:span><text:span text:style-name="T4"> or </text:span><text:span text:style-name="T6">Data Matrix / QR (2D)</text:span><text:span text:style-name="T4"> symbology that is commonly supported by warehouse handheld scanners.</text:span></text:p>
            </text:list-item>
          </text:list>
        </text:list-item>
        <text:list-item>
          <text:p text:style-name="P31"><text:span text:style-name="T6">Encoded data<text:line-break/></text:span></text:p>
          <text:list>
            <text:list-item>
              <text:p text:style-name="P54"><text:span text:style-name="T4">Encode </text:span><text:span text:style-name="T6">only the serial number</text:span><text:span text:style-name="T4"> by default (no additional text, prefixes, or suffixes), unless a different format has been explicitly approved in writing by CoreWeave Logistics.</text:span></text:p>
            </text:list-item>
            <text:list-item>
              <text:p text:style-name="P54"><text:span text:style-name="T4">Each serialized unit must have a </text:span><text:span text:style-name="T6">unique</text:span><text:span text:style-name="T4"> serial number and corresponding barcode.</text:span></text:p>
            </text:list-item>
          </text:list>
        </text:list-item>
        <text:list-item>
          <text:p text:style-name="P31"><text:span text:style-name="T6">Human‑readable text<text:line-break/></text:span></text:p>
          <text:list>
            <text:list-item>
              <text:p text:style-name="P54"><text:span text:style-name="T4">The serial number must appear in clear human‑readable text directly above or below the barcode.</text:span></text:p>
            </text:list-item>
          </text:list>
        </text:list-item>
        <text:list-item>
          <text:p text:style-name="P31"><text:soft-page-break/><text:span text:style-name="T6">Print quality<text:line-break/></text:span></text:p>
          <text:list>
            <text:list-item>
              <text:p text:style-name="P46"><text:span text:style-name="T4">Labels must be printed with sufficient contrast and resolution to ensure reliable scanning in standard warehouse conditions.</text:span></text:p>
            </text:list-item>
          </text:list>
        </text:list-item>
      </text:list>
      <text:p text:style-name="P65"><text:span text:style-name="T4">Note: Pallet‑level 2D barcode requirements (including encoding of serial numbers at pallet level) are defined separately in </text:span><text:span text:style-name="T6">Section 4 – Pallet Identification &amp; 2D Barcode Requirements</text:span><text:span text:style-name="T4">. Unit and carton labels must not conflict with the pallet labels and associated Pallet IDs.</text:span></text:p>
      <text:p text:style-name="P75"><text:bookmark text:name="_u2du18gs7z5u"/><text:span text:style-name="T9">5.3 Label Placement</text:span></text:p>
      <text:list xml:id="list3536372511" text:style-name="WWNum2">
        <text:list-item>
          <text:p text:style-name="P19"><text:span text:style-name="T4">Place labels on a </text:span><text:span text:style-name="T6">flat, visible surface</text:span><text:span text:style-name="T4"> of the unit/carton that is easily accessible for scanning and inspection on receipt.</text:span></text:p>
        </text:list-item>
        <text:list-item>
          <text:p text:style-name="P32"><text:span text:style-name="T4">Do not place labels:</text:span></text:p>
          <text:list>
            <text:list-item>
              <text:p text:style-name="P55"><text:span text:style-name="T4">Over seams, closures, or edges that may be cut or damaged during opening, or</text:span></text:p>
            </text:list-item>
            <text:list-item>
              <text:p text:style-name="P55"><text:span text:style-name="T4">On removable protective films or surfaces that are likely to be discarded.</text:span></text:p>
            </text:list-item>
          </text:list>
        </text:list-item>
        <text:list-item>
          <text:p text:style-name="P40"><text:span text:style-name="T4">For master cartons, place labels on at least </text:span><text:span text:style-name="T6">one long side</text:span><text:span text:style-name="T4"> of the carton. For heavy or large cartons, placing on </text:span><text:span text:style-name="T6">two adjacent sides</text:span><text:span text:style-name="T4"> is recommended.</text:span></text:p>
        </text:list-item>
      </text:list>
      <text:p text:style-name="P75"><text:bookmark text:name="_5ktn02bkeryl"/><text:span text:style-name="T9">5.4 Mixed Contents &amp; Exceptions</text:span></text:p>
      <text:list xml:id="list1516573477" text:style-name="WWNum10">
        <text:list-item>
          <text:p text:style-name="P20"><text:span text:style-name="T4">For </text:span><text:span text:style-name="T6">mixed‑SKU cartons</text:span><text:span text:style-name="T4"> (where multiple SKUs or serial numbers are packed together), the carton label must either:</text:span></text:p>
          <text:list>
            <text:list-item>
              <text:p text:style-name="P56"><text:span text:style-name="T4">Clearly list all contained CoreWeave SKUs and serial numbers, or</text:span></text:p>
            </text:list-item>
            <text:list-item>
              <text:p text:style-name="P56"><text:span text:style-name="T4">Refer to an </text:span><text:span text:style-name="T6">attached serial number list</text:span><text:span text:style-name="T4"> that maps:</text:span></text:p>
              <text:list>
                <text:list-item>
                  <text:p text:style-name="P60"><text:span text:style-name="T4">CoreWeave PO Number</text:span></text:p>
                </text:list-item>
                <text:list-item>
                  <text:p text:style-name="P60"><text:span text:style-name="T4">CoreWeave Friendly SKU</text:span></text:p>
                </text:list-item>
                <text:list-item>
                  <text:p text:style-name="P60"><text:span text:style-name="T4">Manufacturer’s Part Number</text:span></text:p>
                </text:list-item>
                <text:list-item>
                  <text:p text:style-name="P60"><text:span text:style-name="T4">Serial numbers contained in that carton.</text:span></text:p>
                </text:list-item>
              </text:list>
            </text:list-item>
          </text:list>
        </text:list-item>
        <text:list-item>
          <text:p text:style-name="P33"><text:span text:style-name="T4">Any exceptions to these labeling requirements must be:</text:span></text:p>
          <text:list>
            <text:list-item>
              <text:p text:style-name="P56"><text:span text:style-name="T6">Requested in advance</text:span><text:span text:style-name="T4"> and</text:span></text:p>
            </text:list-item>
            <text:list-item>
              <text:p text:style-name="P47"><text:span text:style-name="T6">Approved in writing</text:span><text:span text:style-name="T4"> by CoreWeave Global Logistics Operations.</text:span></text:p>
            </text:list-item>
          </text:list>
        </text:list-item>
      </text:list>
      <text:p text:style-name="P4"/>
      <text:p text:style-name="P1"><text:soft-page-break/></text:p>
      <text:p text:style-name="Standard"><text:span text:style-name="T12">https://docs.google.com/document/d/1Apbwf3awF903ybIDIdhPAfWMhT8nIlrm3nsRDgMuxL0/edit?tab=t.0</text:span><text:bookmark text:name="_vg45g2ydzv5"/></text:p>
      <text:p text:style-name="P77"><text:span text:style-name="T1">Email</text:span></text:p>
      <text:p text:style-name="P5"><text:span text:style-name="T13">Subject:</text:span> CoreWeave – Standard Packing Slip, Packing List and Commercial Invoice Requirements</text:p>
      <text:p text:style-name="P2">Dear Partner,</text:p>
      <text:p text:style-name="P2">To improve the accuracy of our inbound receiving, inventory control, and customs compliance, CoreWeave is standardizing the <text:span text:style-name="T13">documentation requirements</text:span> that must accompany all shipments to any CoreWeave facility.</text:p>
      <text:p text:style-name="P2">Effective immediately, we ask that you follow the requirements outlined in the attached document:<text:line-break/><text:span text:style-name="T13">“CoreWeave Logistics – Standard Packing Slip, Packing List &amp; Commercial Invoice Requirements.”</text:span></text:p>
      <text:p text:style-name="P2">At a high level:</text:p>
      <text:list xml:id="list371278419" text:style-name="WWNum8">
        <text:list-item>
          <text:p text:style-name="P21"><text:span text:style-name="T13">Packing Slip (all shipments)</text:span></text:p>
          <text:list>
            <text:list-item>
              <text:p text:style-name="P57">Must clearly show, at minimum:</text:p>
              <text:list>
                <text:list-item>
                  <text:p text:style-name="P61"><text:span text:style-name="T13">CoreWeave PO Number(s)</text:span> (group line items by PO)</text:p>
                </text:list-item>
                <text:list-item>
                  <text:p text:style-name="P61"><text:span text:style-name="T13">CoreWeave Friendly SKU</text:span> (exactly as on the PO)</text:p>
                </text:list-item>
                <text:list-item>
                  <text:p text:style-name="P61"><text:span text:style-name="T13">Manufacturer’s Part Number (MPN)</text:span>, or “N/A” where not applicable</text:p>
                </text:list-item>
                <text:list-item>
                  <text:p text:style-name="P61"><text:span text:style-name="T13">Quantity shipped</text:span> per CoreWeave Friendly SKU per PO</text:p>
                </text:list-item>
                <text:list-item>
                  <text:p text:style-name="P61"><text:span text:style-name="T13">Serial numbers</text:span>, where applicable, either on the packing slip or in an attached serial list referencing:</text:p>
                  <text:list>
                    <text:list-item>
                      <text:p text:style-name="P67">CoreWeave PO Number</text:p>
                    </text:list-item>
                    <text:list-item>
                      <text:p text:style-name="P67">CoreWeave Friendly SKU</text:p>
                    </text:list-item>
                    <text:list-item>
                      <text:p text:style-name="P67">Manufacturer’s Part Number</text:p>
                    </text:list-item>
                  </text:list>
                </text:list-item>
              </text:list>
            </text:list-item>
          </text:list>
        </text:list-item>
        <text:list-item>
          <text:p text:style-name="P34"><text:span text:style-name="T13">Packing List – Packed Dimensions &amp; Weights (all shipments)</text:span></text:p>
          <text:list>
            <text:list-item>
              <text:p text:style-name="P57">Must provide <text:span text:style-name="T13">packed Length × Width × Height</text:span> and <text:span text:style-name="T13">packed weight</text:span> for each carton, crate, or pallet <text:span text:style-name="T13">as shipped</text:span>, including all packaging materials, crates, and pallets.</text:p>
            </text:list-item>
            <text:list-item>
              <text:p text:style-name="P57">For mixed or multiple units, list dimensions and weight for <text:span text:style-name="T13">each distinct packed unit or pallet</text:span>.</text:p>
            </text:list-item>
            <text:list-item>
              <text:p text:style-name="P57">This information must match the final shipment configuration tendered to the carrier.</text:p>
            </text:list-item>
          </text:list>
        </text:list-item>
        <text:list-item>
          <text:p text:style-name="P34"><text:span text:style-name="T13">Commercial Invoice (all international / cross‑border shipments)</text:span></text:p>
          <text:list>
            <text:list-item>
              <text:p text:style-name="P57">In addition to the above, international shipments must include a <text:span text:style-name="T13">commercial invoice</text:span> with, at minimum:</text:p>
              <text:list>
                <text:list-item>
                  <text:p text:style-name="P61"><text:soft-page-break/>Exporter/shipper and CoreWeave consignee details</text:p>
                </text:list-item>
                <text:list-item>
                  <text:p text:style-name="P61">CoreWeave PO Number(s)</text:p>
                </text:list-item>
                <text:list-item>
                  <text:p text:style-name="P61">Invoice number/date and currency</text:p>
                </text:list-item>
                <text:list-item>
                  <text:p text:style-name="P61"><text:span text:style-name="T13">Incoterms + place</text:span> (e.g., <text:span text:style-name="T14">DAP Schertz, TX, USA – Incoterms 2020</text:span>)</text:p>
                </text:list-item>
                <text:list-item>
                  <text:p text:style-name="P61">Line‑item details: description, CoreWeave Friendly SKU (if used), MPN, HS code, country of origin, quantity, unit price, line value</text:p>
                </text:list-item>
                <text:list-item>
                  <text:p text:style-name="P61">Total invoice value (including any freight/insurance if charged)</text:p>
                </text:list-item>
                <text:list-item>
                  <text:p text:style-name="P61">Reason for export (e.g., sale, return for repair, RMA, warranty replacement – no charge)</text:p>
                </text:list-item>
              </text:list>
            </text:list-item>
            <text:list-item>
              <text:p text:style-name="P57">A copy must be:</text:p>
              <text:list>
                <text:list-item>
                  <text:p text:style-name="P61">Sent <text:span text:style-name="T13">electronically</text:span> to CoreWeave and/or our nominated forwarder/broker prior to pickup</text:p>
                </text:list-item>
                <text:list-item>
                  <text:p text:style-name="P64">Included in a <text:span text:style-name="T13">document pouch on the outside</text:span> of the lead carton or crate</text:p>
                </text:list-item>
              </text:list>
            </text:list-item>
          </text:list>
        </text:list-item>
      </text:list>
      <text:p text:style-name="P2">Please ensure your internal teams update their templates and processes so that <text:span text:style-name="T13">packing slips, packing lists, and commercial invoices</text:span> fully align with the attached requirements on all future shipments.</text:p>
      <text:p text:style-name="P2">Shipments that do not meet these standards may experience <text:span text:style-name="T13">delays in carrier booking, customs clearance, receiving, and invoice payment</text:span> while our teams work to reconcile missing or inaccurate data.</text:p>
      <text:p text:style-name="P2">If you have any questions, or if you would like us to review a sample document for compliance, please contact the CoreWeave Global Logistics Operations team at <text:span text:style-name="T13">shipping@coreweave.com</text:span> (and your usual CoreWeave point of contact).</text:p>
      <text:p text:style-name="P2">Best regards,<text:line-break/>Lionel Hochart<text:line-break/>Director, Global Logistics Operations<text:line-break/>CoreWeave</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fo:font-size="12pt"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fo:font-size="12pt"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master-page style:name="Converted1" style:page-layout-name="Mpm2">
      <style:header>
        <text:p text:style-name="Standard"><draw:frame draw:style-name="Mfr1" draw:name="image1.jpg" text:anchor-type="char" svg:x="0.052in" svg:y="-0.0937in" svg:width="0.7291in" svg:height="0.4772in" draw:z-index="8"><draw:image xlink:href="Pictures/10000000000009C4000006749A18F9B5E5CE05B9.jpg" xlink:type="simple" xlink:show="embed" xlink:actuate="onLoad" loext:mime-type="image/jpeg"/></draw:frame></text:p>
      </style:header>
    </style:master-page>
    <style:master-page style:name="Converted2" style:page-layout-name="Mpm2">
      <style:header>
        <text:p text:style-name="MP1"/>
      </style:header>
    </style:master-page>
    <style:master-page style:name="Converted3"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6" meta:paragraph-count="204" meta:word-count="2309" meta:character-count="14538" meta:non-whitespace-character-count="12550"/>
    <meta:generator>LibreOfficeDev/6.0.5.2$Linux_X86_64 LibreOffice_project/</meta:generator>
  </office:meta>
</office:document-meta>
</file>